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096" officeooo:paragraph-rsid="001a17ce"/>
    </style:style>
    <style:style style:name="T1" style:family="text">
      <style:text-properties officeooo:rsid="001a17c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17ce" style:font-weight-asian="bold" style:font-weight-complex="bold"/>
    </style:style>
    <style:style style:name="T4" style:family="text">
      <style:text-properties officeooo:rsid="001a44eb"/>
    </style:style>
    <style:style style:name="T5" style:family="text">
      <style:text-properties officeooo:rsid="001c1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eampunk:</text:span> Aussi appellé "Retrofuturiste". <text:span text:style-name="T5">Prenez l'ère Victorienne, garder les gentlemans, les ladys, les explorateurs et autres inventeurs, ajoutez y une touche de fantastique, figez le tous avant la découvert du pétrole et vous y êtes.</text:span> Mécanismes bizarres, armes foldingues ou accessoires loufoque<text:span text:style-name="T4">s</text:span>, c'est ici que vous les trouverez.<text:line-break/><text:line-break/><text:span text:style-name="T2">Médiéval-Fantastique:</text:span> Magie, chevaliers, elfes <text:span text:style-name="T4">ou </text:span>griffon <text:span text:style-name="T1">le tous dans de</text:span> vaste<text:span text:style-name="T1">s</text:span> contré<text:span text:style-name="T1">s</text:span> féérique<text:span text:style-name="T1">s</text:span>, voici ce qui compose cet univer. Besoin d'une épée magique, <text:span text:style-name="T1">d</text:span>'une armure en écaille<text:span text:style-name="T4">s</text:span> de dragon <text:span text:style-name="T1">o</text:span>u encore d'une sacoche en cuir pour transporter vos biens précieux ? C'est par ici que ça ce passe.<text:line-break/><text:line-break/><text:span text:style-name="T2">Futuriste/ Post Apo:</text:span> Projétons nous loin dans le futur, que nous arrivent il: Notre monde est il ravagé par les guerre<text:span text:style-name="T1">s, </text:span>la maladie ou encore les Mort<text:span text:style-name="T1">s</text:span> vivant<text:span text:style-name="T1">s</text:span>? Ou bien somme nous dans une air de haute technologie <text:span text:style-name="T1">ou </text:span>dro<text:span text:style-name="T4">ï</text:span>de<text:span text:style-name="T1">s</text:span>, <text:span text:style-name="T1">téléportation ou même </text:span>voiture<text:span text:style-name="T1">s</text:span> volante sont monaie courante ? Dans tous les cas, <text:span text:style-name="T1">P</text:span>istolet<text:span text:style-name="T1">s</text:span> laser, <text:span text:style-name="T1">Prothèses biomécaniques et armes Traficotés ce trouve ici.<text:line-break/><text:line-break/></text:span><text:span text:style-name="T3">Cosplay/ Réplique:</text:span><text:span text:style-name="T1"> Qui n'a jamais imaginé, l'espace d'un instant, être un super héro ou bien un personnage de Fiction ? Voici ce en quoi consiste le Cosplay: On reproduit le costume/ Armes ou Accessoires d'un personnage afin de l'incarner. Vous chercher des armures de l'univer de Warcraft ? Ou bien des accessoires de l'univer d'Assassin Creed ? Vous êtes au bon endroit.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16S</meta:editing-duration>
    <meta:editing-cycles>5</meta:editing-cycles>
    <meta:generator>LibreOffice/4.4.6.3$Windows_x86 LibreOffice_project/e8938fd3328e95dcf59dd64e7facd2c7d67c704d</meta:generator>
    <dc:date>2018-12-11T23:10:31.029000000</dc:date>
    <meta:document-statistic meta:table-count="0" meta:image-count="0" meta:object-count="0" meta:page-count="1" meta:paragraph-count="1" meta:word-count="221" meta:character-count="1394" meta:non-whitespace-character-count="1168"/>
    <meta:user-defined meta:name="Info 1"/>
    <meta:user-defined meta:name="Info 2"/>
    <meta:user-defined meta:name="Info 3"/>
    <meta:user-defined meta:name="Info 4"/>
  </office:meta>
</office:document-meta>
</file>